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1pt" fo:font-weight="bold" style:font-name-asian="Georgia" style:font-size-asian="11pt" style:font-weight-asian="bold" style:font-name-complex="Georgia" style:font-size-complex="11pt" style:font-weight-complex="bold"/>
    </style:style>
    <style:style style:name="P2" style:family="paragraph" style:parent-style-name="Standard"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3" style:family="paragraph" style:parent-style-name="Standard"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4" style:family="paragraph" style:parent-style-name="Standard" style:list-style-name="">
      <style:paragraph-properties style:text-autospace="none"/>
      <style:text-properties style:font-name="Arial"/>
    </style:style>
    <style:style style:name="P5" style:family="paragraph" style:parent-style-name="Standard" style:list-style-name="">
      <style:paragraph-properties fo:margin-left="0.4925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1pt" fo:font-weight="normal" style:font-name-asian="Georgia" style:font-size-asian="11pt" style:font-weight-asian="normal" style:font-name-complex="Georgia" style:font-size-complex="11pt" style:font-weight-complex="normal"/>
    </style:style>
    <style:style style:name="T1" style:family="text">
      <style:text-properties fo:color="#000000" style:font-name="Georgia" fo:font-size="11pt" fo:font-weight="bold" style:font-name-asian="Georgia" style:font-size-asian="11pt" style:font-weight-asian="bold" style:font-name-complex="Georgia" style:font-size-complex="11pt" style:font-weight-complex="bold"/>
    </style:style>
    <style:style style:name="T2" style:family="text">
      <style:text-properties fo:color="#000000" style:font-name="Georgia" fo:font-size="11pt" fo:font-weight="normal" style:font-name-asian="Georgia" style:font-size-asian="11pt" style:font-weight-asian="normal" style:font-name-complex="Georgia" style:font-size-complex="11pt" style:font-weight-complex="normal"/>
    </style:style>
    <style:style style:name="T3" style:family="text">
      <style:text-properties fo:color="#000000" fo:font-size="11pt" fo:font-weight="bold" style:font-name-asian="Georgia" style:font-size-asian="11pt" style:font-weight-asian="bold" style:font-name-complex="Georgia" style:font-size-complex="11pt" style:font-weight-complex="bold"/>
    </style:style>
    <style:style style:name="T4" style:family="text">
      <style:text-properties fo:color="#000000" fo:font-size="11pt" fo:font-weight="normal" style:font-name-asian="Georgia" style:font-size-asian="11pt" style:font-weight-asian="normal" style:font-name-complex="Georgia"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Inclusion of Women and Minorities</text:p>
      <text:p text:style-name="P1"/>
      <text:p text:style-name="P2"><text:span text:style-name="T3">Inclusion of women. </text:span><text:span text:style-name="T4">Our subject population will include approximately 50% men and 50% women, reflecting the population as a whole. We will ensure very nearly 50% women and men by drawing actively from the undergraduate students, graduate students, and postdoctoral researchers at NYU, as well as the surrounding community.</text:span></text:p>
      <text:p text:style-name="P2"><text:span text:style-name="T4"/></text:p>
      <text:p text:style-name="P2"><text:span text:style-name="T3">Inclusion of minorities. </text:span><text:span text:style-name="T4">Our subject population will mainly reflect the demographics at New York University (see </text:span><text:a xlink:type="simple" xlink:href="http://www.nyu.edu/ir/pdf/demographics/2007/Enrollment.pdf">http://www.nyu.edu/ir/pdf/demographics/2007/Enrollment.pdf</text:a><text:span text:style-name="T4">):</text:span></text:p>
      <text:p text:style-name="P2"><text:span text:style-name="T4"/></text:p>
      <text:p text:style-name="P5">Hispanic: 6% </text:p>
      <text:p text:style-name="P5">Asian/Pacific Islander: 15%</text:p>
      <text:p text:style-name="P5">American Indian/Alaskan Native: 0% </text:p>
      <text:p text:style-name="P5">Black (non-hispanic): 5% </text:p>
      <text:p text:style-name="P5">White (non-hispanic): 43% </text:p>
      <text:p text:style-name="P5">International: 13% </text:p>
      <text:p text:style-name="P5">Unknown/other: 18%</text:p>
      <text:p text:style-name="P5"/>
      <text:p text:style-name="P4"><text:span text:style-name="T4">The NYU population is sufficiently diverse that it should be possible to achieve this target. However, we actively and substantially recruit from the extraordinarily diverse population of New York City, via postings at city universities and public gathering locations throughout the boroughs. These steps are taken to ensure a population with maximal demographic relevance to the public health questions being addressed by our proposed studies, both regarding ethnic and gender diversity as well as, crucially, age across the life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 Steele</meta:initial-creator>
    <meta:creation-date>2012-12-12T09:12:44</meta:creation-date>
    <dc:date>2012-12-12T09:14:23</dc:date>
    <dc:creator>Sara Steele</dc:creator>
    <meta:editing-duration>PT1M40S</meta:editing-duration>
    <meta:editing-cycles>2</meta:editing-cycles>
    <meta:generator>LibreOffice/3.3$Unix LibreOffice_project/330m19$Build-6</meta:generator>
    <meta:document-statistic meta:table-count="0" meta:image-count="0" meta:object-count="0" meta:page-count="1" meta:paragraph-count="11" meta:word-count="170" meta:character-count="1230"/>
  </office:meta>
</office:document-meta>
</file>